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font-weight="bold" style:font-weight-asian="bold" style:font-weight-complex="bold" fo:language="en" fo:country="US"/>
    </style:style>
    <style:style style:name="P6" style:parent-style-name="Standard" style:family="paragraph">
      <style:text-properties fo:font-weight="bold" style:font-weight-asian="bold" style:font-weight-complex="bold"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font-weight="bold" style:font-weight-asian="bold" style:font-weight-complex="bold" fo:language="en" fo:country="US"/>
    </style:style>
    <style:style style:name="P13" style:parent-style-name="Standard" style:family="paragraph">
      <style:text-properties fo:font-weight="bold" style:font-weight-asian="bold" style:font-weight-complex="bold"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background-color="#FFFF00"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font-weight="bold" style:font-weight-asian="bold" style:font-weight-complex="bold"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background-color="#FFFF00" fo:language="en" fo:country="US"/>
    </style:style>
    <style:style style:name="T33" style:parent-style-name="DefaultParagraphFont" style:family="text">
      <style:text-properties fo:language="en" fo:country="US"/>
    </style:style>
    <style:style style:name="T34" style:parent-style-name="DefaultParagraphFont" style:family="text">
      <style:text-properties fo:background-color="#FFFF00"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P39" style:parent-style-name="Standard" style:family="paragraph">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background-color="#00CC00"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background-color="#FFFF66"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background-color="#FF3333" fo:language="en" fo:country="US"/>
    </style:style>
    <style:style style:name="T51" style:parent-style-name="DefaultParagraphFont" style:family="text">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T54" style:parent-style-name="DefaultParagraphFont" style:family="text">
      <style:text-properties fo:font-weight="bold" style:font-weight-asian="bold" style:font-weight-complex="bold" fo:language="en" fo:country="US"/>
    </style:style>
    <style:style style:name="P55" style:parent-style-name="Standard" style:family="paragraph">
      <style:text-properties fo:background-color="#FF3333"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T62" style:parent-style-name="DefaultParagraphFont" style:family="text">
      <style:text-properties fo:font-weight="bold" style:font-weight-asian="bold" style:font-weight-complex="bold" fo:language="en" fo:country="US"/>
    </style:style>
    <style:style style:name="T63" style:parent-style-name="DefaultParagraphFont" style:family="text">
      <style:text-properties fo:background-color="#FF3333"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font-weight="bold" style:font-weight-asian="bold" style:font-weight-complex="bold" fo:language="en" fo:country="US"/>
    </style:style>
    <style:style style:name="P68" style:parent-style-name="Standard" style:family="paragraph">
      <style:text-properties fo:font-weight="bold" style:font-weight-asian="bold" style:font-weight-complex="bold" fo:language="en" fo:country="US"/>
    </style:style>
    <style:style style:name="T69" style:parent-style-name="DefaultParagraphFont" style:family="text">
      <style:text-properties fo:background-color="#FF3333"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T73" style:parent-style-name="DefaultParagraphFont" style:family="text">
      <style:text-properties fo:font-weight="bold" style:font-weight-asian="bold" style:font-weight-complex="bold"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background-color="#FFFF99" fo:language="en" fo:country="US"/>
    </style:style>
    <style:style style:name="T79" style:parent-style-name="DefaultParagraphFont" style:family="text">
      <style:text-properties fo:language="en" fo:country="US"/>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background-color="#FFFF99"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background-color="#FFFF99"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T92" style:parent-style-name="DefaultParagraphFont" style:family="text">
      <style:text-properties fo:font-weight="bold" style:font-weight-asian="bold" style:font-weight-complex="bold"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T103" style:parent-style-name="DefaultParagraphFont" style:family="text">
      <style:text-properties fo:font-weight="bold" style:font-weight-asian="bold" style:font-weight-complex="bold"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office:automatic-styles>
  <office:body>
    <office:text text:use-soft-page-breaks="true">
      <text:p text:style-name="P1">﻿<text:span text:style-name="T2">\section{Discussion}</text:span></text:p>
      <text:p text:style-name="P3"/>
      <text:p text:style-name="P4">We have investigated recruitment and function of the Rvs complex, as well as several models for how membrane scission could be effected in yeast endocytosis. We propose that Rvs is recruited to endocytic sites by<text:s/>interactions between the Rvs BAR domains and already invaginated membrane, and that SH3 domain mediated protein-protein interactions are required for efficient recruitment of Rvs to sites. Arrival of Rvs on membrane tube scaffolds the membrane and prevents<text:s/>premature membrane scission. Effective scaffolding may depend on recruitment of a critical number of Rvs molecules. Rvs is a relatively short-lived protein at endocytic sites. FCS measurements (Boeke et al., 2014) have shown that the cytosolic concentrations of Rvs167 and Rvs161 are high (354nM and 721nM respectively) compared to other endocytic proteins like Las17, Vrp1, Myo3, and Myo5 (80-240nM). In spite of this, relatively few numbers of Rvs are recruited to endocytic sites, suggesting that recruitment<text:s/>is tightly regulated. In the case of Rvs, both timing and recruitment efficiency appear crucial to its function, the question is what confers both.</text:p>
      <text:p text:style-name="P5"/>
      <text:p text:style-name="P6">\subsection{BAR domains sense \textit{in vivo} membrane curvature and time recruitment of Rvs}</text:p>
      <text:p text:style-name="P7"/>
      <text:p text:style-name="P8">The curved<text:s/>structure of BAR dimers (Peter et al., 2004; Mim et al., 2012) has suggested that Rvs is recruited by its preference for some membrane shapes over others, supported by its arrival at curved membrane tubes. In the absence of membrane curvature, in <text:s/>\textit{sla2$\Delta$} <text:s/>cells, the BAR-GPA domain alone does not localize to endocytic sites (Fig.3b,c). This demonstrates for the first time that the BAR domain does indeed sense and requires membrane curvature to localize to cortical patches. Work on BAR domains<text:s/>have proposed that electrostatic interactions at the concave surface and tips of the BAR domain structure mediate membrane binding (Qualmann, Koch and Kessels, 2011). Mutations in these lipid-binding surfaces would clarify the interaction with underlying<text:s/>lipids, and test if Rvs relies on similar interactions.</text:p>
      <text:p text:style-name="P9"/>
      <text:p text:style-name="P10">BAR-GPA is able to localize to endocytic sites, and has a similar lifetime as full-length Rvs167 (Fig4b). However, time alignment with Abp1 shows that there is a delay in the recruitment of BAR-GPA compared to Abp1 arrival, compared to full-length Rvs167 (Fig4c). The delayed recruitment occurs because the invagination takes longer to reach a particular length: Sla1 moves inwards at a slower rate in BAR-GPA cells, and it takes longer for the membrane in BAR-GPA cells to reach the same length as Rvs167. Rvs167 arrives in BAR cells when Sla1 has moved inwards 25-30nm (dashed red lines in Fig.4a), which is also the distance Sla1 has moved when Rvs167 arrives in WT. By the time Sla1 has moved this distance,<text:s/>the membrane is already tubular (Kukulski et al., 2012; Picco et al., 2015), consistent with Rvs arrival at invaginated tubes. This suggests Rvs recruitment is timed to specific membrane invagination length- therefore to a specific membrane curvature- and<text:s/>that this timing is provided by the BAR domain.</text:p>
      <text:p text:style-name="P11"/>
      <text:p text:style-name="P12">\subsection{SH3 domains allow efficient and actin independent recruitment}</text:p>
      <text:p text:style-name="P13"/>
      <text:p text:style-name="Standard"><text:span text:style-name="T14">Molecule numbers in BAR-GPA cells accumulates to about half the WT number (Fig.3c), even though the same cytoplasmic concentration</text:span><text:span text:style-name="T15"><text:s/>is measured<text:s/></text:span><text:span text:style-name="T16">(supplement Fig3?</text:span><text:span text:style-name="T17">), indicating that the SH3 domain increases the efficiency of recruitment of Rvs. <text:s/>In \textit{sla2$\Delta$} cells,<text:s/></text:span><text:soft-page-break/><text:span text:style-name="T18">full-length Rvs167 can assemble on the membrane (Fig.3b,c). Since BAR-GPA domains alone do not localize to patc</text:span><text:span text:style-name="T19">hes in \textit{sla2$\Delta$} cells, full-length localization must be mediated by the SH3 domain, indicating a role for the SH3 domain in increasing recruitment of Rvs. That full-length Rvs167 is able to assemble and disassemble at endocytic patches in \tex</text:span><text:span text:style-name="T20">tit{sla2$\Delta$} cells without the curvature- dependent interaction of the BAR domain (Fig.3b,c) indicates that the SH3 domain is able to mediate both the recruitment and the disassembly of Rvs at the endocytic site. In \textit{sla2$\Delta$} cells treated</text:span><text:span text:style-name="T21"><text:s/>with LatA (Fig.3c), actin-based membrane curvature is inhibited, and the actin patch proteins are removed from the plasma membrane. Full-length Rvs167 in these cells still shows transient localizations at the plasma membrane. In \textit{sla2$\Delta$} cell</text:span><text:span text:style-name="T22">s treated with LatA, the localization of BAR-GPA is lost. This suggests that localization of the full-length Rvs167 in LatA treated cells is dependent on an SH3 domain interaction, and that this is independent of both actin and membrane curvature.</text:span></text:p>
      <text:p text:style-name="P23"/>
      <text:p text:style-name="P24">In WT cells, the Abp1 and Rvs167 fluorescent intensities reach maxima concomitantly (Fig4b), and the consequent decay of both also coincide. Coincident disassembly indicates that upon vesicle scission, the actin network is immediately disassembled. Membrane scission essentially occurs around the intensity peak of the two proteins. This coincident peak is lost in BAR-GPA cells: BAR-GPA-eGFP in these cells peaks several seconds after Abp1 intensity starts to drop, and the decay of Abp1 in these cells is prolonged, taking nearly double the time as in WT. The number of Abp1 molecules recruited is decreased to about two thirds the WT number. Although it is not clear what the decoupling of Abp1 and Rvs peaks means, the changes in Abp1 dynamics suggests a strong disruption of actin network dynamics. SH3 domains are known to interact with components of the actin network like Abp1 and Las17 (Lila and Drubin, 1997, Madania et al., 1999), but study of other components of the actin machinery will be required to understand how exactly loss of the SH3 has changed the progression of endocytosis.</text:p>
      <text:p text:style-name="P25"/>
      <text:p text:style-name="P26">SH3 interaction with an endocytic binding partner likely help recruit Rvs to endocytic sites. Many such interaction partners have been proposed. Abp1 interaction with the Rvs167 SH3 domain<text:s/>has been shown (Lila and Drubin, 1997; Colwill et al., 1999), as has one with WASP protein Las17 (Madania et al., 1999; Liu et al., 2009), yeast Calmodulin Cmd1 (Myers et al., 2016), type I myosins (Geli et al., 2000), and Vrp1 (Lila and Drubin, 1997). All of these suggested binding partners localize to the base of the invagination (Yidi Sun, 2006; Picco et al., 2015), and do not follow the invaginating membrane into the cytoplasm. The SH3 interaction partner is likely Myo3 (Fig3d), which accumulates at the base of the invagination. Centroid tracking however, suggests that Rvs is accumulated all over the membrane tube: if Rvs was recruited to the base and pulled up as the invagination grows, the centroid would move continuously upwards rather than remain relatively non-motile before the jump at scission time. It is possible that the SH3 initially helps cluster near the base, and as the membrane invaginations grow longer, BAR-membrane interactions dominate.</text:p>
      <text:p text:style-name="P27"/>
      <text:p text:style-name="P28"/>
      <text:p text:style-name="P29">\subsection{Local protein concentration drives Rvs<text:s/>recruitment}</text:p>
      <text:p text:style-name="Standard"><text:span text:style-name="T30">When ploidy is doubled from haploid to diploid yeast cells, we could expect that double the protein amount is expressed and recruited, but it does not appear so. The amount of Rvs recruited in WT haploid and diploids remains about the same, a</text:span><text:span text:style-name="T31">nd<text:s/></text:span><text:span text:style-name="T32">cytoplasmic signal is similar</text:span><text:span text:style-name="T33"><text:s/>(Fig.5,<text:s/></text:span><text:span text:style-name="T34">Fig5 supplement</text:span><text:span text:style-name="T35">). Rvs protein expression, and consequent recruitment appears<text:s/></text:span><text:soft-page-break/><text:span text:style-name="T36">independent of allele number in WT cells.<text:s/></text:span><text:span text:style-name="T37">Since the invaginations lengths are the same in haploid and diploids cells, it is possible that<text:s/></text:span><text:span text:style-name="T38">Rvs expression and recruitment is tuned for a specific invagination length.</text:span></text:p>
      <text:p text:style-name="P39"><text:s/></text:p>
      <text:p text:style-name="Standard"><text:span text:style-name="T40">When genes are duplicated however, protein expression and recruitment increases<text:s/></text:span><text:span text:style-name="T41">(needs to be a clearer way to say this)</text:span><text:span text:style-name="T42">. WT diploids (2xd)</text:span><text:span text:style-name="T43"><text:s/>contain two copies each of RVS161 and RVS167 genes. In Rvs duplicated diploids (4xd), which contain four copies each of RVS167 and RVS161, cytoplasmic signal increases by about 1.6x and recruitment of Rvs167 to endocytic sites increases only by about 1.4x</text:span><text:span text:style-name="T44">. Doubling the gene copy number increases, but does not double protein expression or recruitment in the case of Rvs. Similarly, duplicating Rvs genes in haploid cells results in an increase in number of molecules recruited, but not in doubling (1xh, 2xh).<text:s/></text:span><text:span text:style-name="T45">Although the rate of adding Rvs is different in haploids and diploids, in both cases, it increases by gene copy number (</text:span><text:span text:style-name="T46">Fig5 supplement</text:span><text:span text:style-name="T47">).</text:span></text:p>
      <text:p text:style-name="Standard"><text:span text:style-name="T48">Cytoplasmic protein concentration is increased when gene copy number is increased, and recruitment to endocytic sites<text:s/></text:span><text:span text:style-name="T49">is increased by roughly the same amount. These data suggest that the amount of Rvs that is recruited scales with available concentration of protein<text:s/></text:span><text:span text:style-name="T50">(contradicts earlier stament following FCS)</text:span><text:span text:style-name="T51">.</text:span></text:p>
      <text:p text:style-name="P52"/>
      <text:p text:style-name="P53"/>
      <text:p text:style-name="Standard"><text:span text:style-name="T54">\subsection{Assembly of Rvs on membrane invaginations}</text:span></text:p>
      <text:p text:style-name="P55">(bit<text:s/>of ramble, maybe skip this section entirely)</text:p>
      <text:p text:style-name="P56">In vitro helices of BAR domains have suggested that Rvs might form a similar helical scaffold has suggested that an Rvs scaffold covers the entire membrane tube up to the base of the future vesicle (Picco et al., 2015).</text:p>
      <text:p text:style-name="P57">In Rvs duplicated diploid cells (4xdip), Rvs can be recruited at a much faster rate than in the WT (2xdip) , while disassembly dynamics is the same in both(Fig5). The exponential decay of fluorescent intensity in WT haploid and diploid cells indicates that all of the protein is suddenly disassembled from the endocytic site. When the membrane tube undergoes scission, there is no more tubular curvature for the Rvs to bind to. The sharp decay is therefore consistent with a BAR scaffold that breaks upon vesicle scission because there is no more membrane interaction, releasing all the membrane-bound protein at once. A similar decay in the 4xdip strain suggests that all the Rvs in this case is also bound to the membran. Since the membrane is able to accommodate 1.4x the amount of BAR protein as the WT, it would suggest that at lower protein amounts, a tight helix that covers the entire tube is not likely.</text:p>
      <text:p text:style-name="P58"/>
      <text:p text:style-name="P59">While it is possible that a wider tube is formed, which would increase the membrane surface area for<text:s/>BAR binding, it would require the BAR domains to interact with a lower radius of curvature than in WT. This seems unlikely, and in the absence of any indication otherwise, we assume that the membrane tubes in all diploid and haploid cases have the same width.</text:p>
      <text:p text:style-name="P60"/>
      <text:p text:style-name="P61"/>
      <text:p text:style-name="Standard"><text:span text:style-name="T62">\subsection{A limit for how much Rvs can be recruited directly to the membrane}</text:span></text:p>
      <text:p text:style-name="Standard"><text:span text:style-name="T63">(bit of ramble, maybe skip this section entirely)</text:span></text:p>
      <text:p text:style-name="P64">Nearly 1.6x the WT amount of Rvs is recruited to membrane tubes in Rvs duplicated haploid cells. The Rvs167 fluorescent<text:s/>intensity in duplicated cells shows a delay in disassembly. This suggests that the excess protein may not be directly on the membrane, since if the protein was membrane bound, when the membrane breaks, the protein must be released.</text:p>
      <text:p text:style-name="P65"/>
      <text:p text:style-name="P66">Altered<text:s/>disassembly dynamics is changed in the case of 2xhap compared to the other haploid and diploid strains suggests that there is a limit to how much Rvs can assemble on the tube without altering interaction with the endocytic protein network.</text:p>
      <text:p text:style-name="P67"/>
      <text:p text:style-name="P68">\subsection{ Conclusions for Rvs localization}</text:p>
      <text:p text:style-name="Standard"><text:span text:style-name="T69">(subsections with conclusions inside discussion doesnt really work..)</text:span></text:p>
      <text:p text:style-name="P70">All of these data support the idea that Rvs recruitment rate and total numbers are determined by concentration of protein in the cell. The maximum number of molecules that can interact with the membrane is limited by the surface area of the invagination. Although more can be recruited, Rvs molecules over a certain threshold interact in a different way with endocytic sites, possibly via the SH3 domain. Timing of recruitment to sites is by curvature-recognition via the BAR domain, while efficiency of recruitment and interaction with the actin network is established via the SH3 domain. 4.3 What causes membrane scission?</text:p>
      <text:p text:style-name="P71"/>
      <text:p text:style-name="P72"/>
      <text:p text:style-name="Standard"><text:span text:style-name="T73">\subsection{Rvs acts as a membrane scaffold preventing membrane scission}</text:span></text:p>
      <text:p text:style-name="Standard"><text:span text:style-name="T74">Invaginations in \textit{rvs167$\Delta$} c</text:span><text:span text:style-name="T75">ells undergo scission at short invagination lengths of about 80nm, compared to the WT lengths of 140nm (Fig.1). This shows that first, enough forces are generated at 80nm to cause scission. Then, that Rvs167 is required at membrane tubes to prevent prematu</text:span><text:span text:style-name="T76">re scission. Since invagination lengths of \textit{rvs167$\Delta$} cells are increased towards WT by overexpression of the BAR domain alone (Fig.5), we propose that localization of Rvs BAR domains at membrane tube stabilizes the membrane. The requirement f</text:span><text:span text:style-name="T77">or Rvs scaffolding cannot be removed by reducing turgor pressure</text:span><text:span text:style-name="T78"><text:s/>(Fig.5 supplement? Fig6?)</text:span><text:span text:style-name="T79">, suggesting that the function of the scaffold is not to counter turgor pressure.</text:span></text:p>
      <text:p text:style-name="P80">~\\</text:p>
      <text:p text:style-name="P81"/>
      <text:p text:style-name="Standard"><text:span text:style-name="T82">Scission efficiency decreases with decreased amounts of Rvs: in diploids, low</text:span><text:span text:style-name="T83">ering the amount of Rvs by about 20 molecules decreases scission efficiency to about 90\% from 97\%</text:span><text:span text:style-name="T84"><text:s/>(Fig5 supplement?).</text:span><text:span text:style-name="T85"><text:s text:c="2"/>This indicates that a particular coverage of the membrane tube is required for effective scaffolding by BAR domains. In support of this</text:span><text:span text:style-name="T86">, in BAR-GPA strains, fewer numbers of Rvs are recruited, and scission efficiency is similarly reduced</text:span><text:span text:style-name="T87"><text:s/>(Fig5 supplement?)</text:span><text:span text:style-name="T88">. At low concentrations of Rvs like in the 1xdip cells, it is likeley that some membrane tubes recruit the critical number of Rvs, in w</text:span><text:span text:style-name="T89">hich case the invaginations grow to near WT lengths. Over a certain amount of Rvs, adding more BAR domains does not increase the stability of the tube: in 4xdip, the same amount of actin is recruited before scission as in the 2xdip and 1xdip strains.</text:span></text:p>
      <text:p text:style-name="P90"/>
      <text:p text:style-name="P91"/>
      <text:p text:style-name="Standard"><text:span text:style-name="T92">\subsection{What causes membrane scission?}</text:span></text:p>
      <text:p text:style-name="P93">We have tested several scission models that assign a major role to the Rvs complex. The seemingly obvious solution to the scission problem is the action of a dynamin-like GTPase. If loss of the yeast Dynamin Vps1<text:s/>prevented or delayed scission, the membrane would continue to invaginate longer than WT lengths, and Sla1 movements of over 140nm should be observed. Rvs centroid movement would likely also be affected: a bigger jump inwards could indicate that a longer membrane has been cut. That neither is seen in the behaviour of<text:s/><text:soft-page-break/>coat and scission markers indicates that even if Vps1 is recruited to endocytic sites, it is not necessary for Rvs localization or function, and is not necessary for scission.</text:p>
      <text:p text:style-name="P94"/>
      <text:p text:style-name="P95">Similarly, the<text:s/>lipid hydrolysis model predicts that deleting synaptojanins should increase invagination lengths. Deletion of neither Inp51 nor Inp52 changes the invagination lengths. That the position of the vesicle formed is also unchanged compared to WT is indicated by<text:s/>the similar magnitude of the jump into the cytoplasm of the Rvs centroid. In \textit{inp51$\Delta$} cells, Rvs assembly is slightly slower than that in WT, suggesting a role for Inp51 in Rvs recruitment. In the \textit{inp52$\Delta$} cells, Rvs centroid persists after scission for about a second longer than in WT, indicating that disassembly of Rvs from the base of the newly formed vesicle is delayed: Inp52 is likely involved in vesicle unoating. Sla1 similarly persists for longer after scission in the \textit{inp52$\Delta$}cells. Inp52 could play a role in recycling endocytic proteins from the vesicle to the plasma membrane. The slower assembly of Rvs in \textit{inp51$\Delta$} and the increase in coat retraction rates of \textit{inp52$\Delta$} could indicate a slight effect on Rvs recruitment, and that lipid hydrolysis could play a small, but not major role in scission.</text:p>
      <text:p text:style-name="P96"/>
      <text:p text:style-name="P97">~\\</text:p>
      <text:p text:style-name="P98">Protein-friction model proposes that BAR domains induce a frictional force on the membrane, causing scission (ref). In Rvs duplicated<text:s/>haploid cells (2xhap), adding up to 1.6x the WT (1xhap) amount of Rvs to membrane tubes does not affect the length at which the membrane undergoes scission (Fig.5). If more BAR domains were added to the membrane tube, frictional force generated as the membrane is pulled under it should increase, and the membrane should rupture faster. That is, membrane scission occurs as soon as WT forces are generated on the tube. Since BAR domains are added at a faster rate in the 2xh cells, these forces would be reached<text:s/>at shorter invagination lengths. In 2xh cells, WT amount of Rvs is recruited at about 1.8 seconds before maximum fluorescent intensity, but scission does not occur at this time. Instead, Rvs continues to accumulate, and the invagination continues to grow.<text:s/>In diploid strains, adding 1.4x the WT amount of Rvs in the 4x Rvs case also does not change length of membrane that undergoes scission. Therefore, protein friction due to Rvs does not appear to contribute significantly to membrane scission in yeast endocytosis.</text:p>
      <text:p text:style-name="P99"/>
      <text:p text:style-name="P100">Maximum amount of Abp1 measured in all the diploid strains is about 220 molecules (Fig.3.11). In this case, only one allele of Abp1 is fluorescently tagged, so half the amount of Abp1 recruited is measured. The maximum amount of Abp1 recruited is<text:s/>then double that measured, which is about 440±20 molecules (assuming equal expression and recruitment of tagged and untagged Abp1). In WT haploid cells, the maximum number of Abp1 measured is 460±20 molecules. That the same number of molecules of Abp1 is recruited in all cases before scission indicates that scission timing depends on the amount of Abp1, and hence, on the amount of actin recruited.</text:p>
      <text:p text:style-name="P101">This data is consistent with actin supplying the forces necessary for membrane scission. The membrane invagination continues until the “right” amount of actin is recruited. At this amount of actin, enough forces are generated to rupture the membrane. The amount of force necessary is determined by the physical properties of the membrane like membrane rigidity, tension, and proteins accumulated on the membrane (Dmitrieff and Nédélec, 2015). Vesicle scission releases membrane-bound Rvs, resulting in release of the SH3 along with BAR domains. Release of the SH3 domains could indicate to its binding partner in the actin network that vesicle scission has occurred, beginning disassembly of actin components. In<text:s/><text:soft-page-break/>BAR strains, a low amount of actin is recruited (Fig.3.4C). Although the absence of the SH3 domain severely perturbs the actin network, the mechanistic effect of this perturbation is unclear.</text:p>
      <text:p text:style-name="P102"/>
      <text:p text:style-name="Standard"><text:span text:style-name="T103">\subsection{Model for membrane scission}</text:span></text:p>
      <text:p text:style-name="P104">We propose that Rvs is recruited to sites by two distinct mechanisms. SH3 domains cluster Rvs at endocytic sites. This SH3 interaction increases the efficiency with which the BAR domains<text:s/>sense curvature on tubular membranes. BAR domains bind to endocytic sites by sensing tubular membrane. BAR domains are recruited over the entire membrane tube, but do not form a tight helical scaffold. Membrane shape is stabilized against fluctuations that could cause scission by the BAR-membrane interaction. This prevent actin forces from rupturing the membrane, and the invaginations continue to grow in length as actin continues to polymerize. BAR recruitment to membrane tubes is restricted by the surface<text:s/>area of the tube: after a certain amount of Rvs, the excess interacts with endocytic sites via the SH3 domain. Adding over a certain amount of Rvs also does not increase the stabilization effect on the tube. As actin continues to polymerize, at a certain<text:s/>amount of actin, enough forces are generated to overcome the resistance to membrane scission provided by the BAR scaffold. The membrane ruptures, and vesicles are formed. Synaptojanins may help recruit Rvs at endocytic sites: Inp51 and Inp52 have proline rich regions that could act as binding sites for Rvs167 SH3 domains. They are involved in vesicle uncoating post-scission, likely by dephosphorylating PIP2 and inducing disassembly of PIP2-binding endocytic proteins. Eventually phosphorylation regulation allows endocytic proteins to be reused at endocytic sites, while the vesicle is transported elsewhere into the cell.</text:p>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ikaa Menon</meta:initial-creator>
    <dc:creator>Deepikaa Menon</dc:creator>
    <meta:creation-date>2020-05-11T09:27:00Z</meta:creation-date>
    <dc:date>2020-05-15T14:42:00Z</dc:date>
    <meta:template xlink:href="Normal.dotm" xlink:type="simple"/>
    <meta:editing-cycles>28</meta:editing-cycles>
    <meta:editing-duration>PT659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39" meta:word-count="2920" meta:character-count="19527" meta:row-count="138" meta:non-whitespace-character-count="16646"/>
  </office:meta>
</office:document-meta>
</file>